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zzDict features list</text:p>
          </table:table-cell>
          <table:covered-table-cell table:number-columns-repeated="2"/>
        </table:table-row>
        <table:table-row table:style-name="ro1">
          <table:table-cell office:value-type="string">
            <text:p>feature's name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earch word's translation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string">
            <text:p>search word's idiom &amp; phrase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word's synonyms &amp; antonyms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search word's sample sentences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string">
            <text:p>search word's context when user search that word previously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string">
            <text:p>new words book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sentence's translation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TTS pronunciation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word's relative words and how this word come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word's different form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string">
            <text:p>memorize new words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synchronize new words to some web services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change skin</text:p>
          </table:table-cell>
          <table:table-cell office:value-type="string">
            <text:p>low</text:p>
          </table:table-cell>
          <table:table-cell/>
        </table:table-row>
        <table:table-row table:style-name="ro1">
          <table:table-cell office:value-type="string">
            <text:p>support web dict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search history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tect word on the screen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string">
            <text:p>translate selected sentence on the screen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splay word's information using html engine</text:p>
          </table:table-cell>
          <table:table-cell office:value-type="string">
            <text:p>median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9">10/09/2009</text:date>, <text:time>17:1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9T17:08:26</meta:creation-date>
    <meta:editing-duration>PT00H07M41S</meta:editing-duration>
    <meta:editing-cycles>3</meta:editing-cycles>
    <meta:generator>OpenOffice.org/3.0$Linux OpenOffice.org_project/300m15$Build-9379</meta:generator>
    <dc:date>2009-10-09T17:16:06</dc:date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